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paragraph-properties style:writing-mode="lr-tb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5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P14" style:family="paragraph" style:parent-style-name="Heading_20_1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El Juego de Lego Cósmico: Construyendo el Universo con Solo 6 Piezas"</text:h>
      <text:p text:style-name="P7"><text:span text:style-name="Emphasis"><text:span text:style-name="T1">(O cómo la física se volvió un puzzle de constantes interdependientes)</text:span></text:span></text:p>
      <text:h text:style-name="P14" text:outline-level="1">? Las 6 Piezas Maestras del Universo (Según SQE)</text:h>
      <text:list xml:id="list846935466448571495" text:style-name="L1">
        <text:list-item text:start-value="1">
          <text:p text:style-name="P8"><text:span text:style-name="Strong_20_Emphasis"><text:span text:style-name="T3">Velocidad de la luz (*c*)</text:span></text:span> → <text:span text:style-name="Emphasis"><text:span text:style-name="T1">"El límite de velocidad del universo (y del WiFi cósmico)."</text:span></text:span></text:p>
        </text:list-item>
        <text:list-item text:start-value="2">
          <text:p text:style-name="P8"><text:span text:style-name="Strong_20_Emphasis"><text:span text:style-name="T3">Constante de Planck (*h*)</text:span></text:span> → <text:span text:style-name="Emphasis"><text:span text:style-name="T1">"El 'quantum' de chisme cuántico mínimo."</text:span></text:span></text:p>
        </text:list-item>
        <text:list-item text:start-value="3">
          <text:p text:style-name="P8"><text:span text:style-name="Strong_20_Emphasis"><text:span text:style-name="T3">Carga elemental (*e*)</text:span></text:span> → <text:span text:style-name="Emphasis"><text:span text:style-name="T1">"La moneda de cambio de las interacciones electromagnéticas."</text:span></text:span></text:p>
        </text:list-item>
        <text:list-item text:start-value="4">
          <text:p text:style-name="P8"><text:span text:style-name="Strong_20_Emphasis"><text:span text:style-name="T3">Masa del electrón (</text:span></text:span><text:span text:style-name="Strong_20_Emphasis"><text:span text:style-name="T2">mₑ</text:span></text:span><text:span text:style-name="Strong_20_Emphasis"><text:span text:style-name="T3">)</text:span></text:span> → <text:span text:style-name="Emphasis"><text:span text:style-name="T1">"El peso de la existencia más ligera (y dramática)."</text:span></text:span></text:p>
        </text:list-item>
        <text:list-item text:start-value="5">
          <text:p text:style-name="P8"><text:span text:style-name="Strong_20_Emphasis"><text:span text:style-name="T3">Constante de Boltzmann (*k*)</text:span></text:span> → <text:span text:style-name="Emphasis"><text:span text:style-name="T1">"El termómetro del caos universal."</text:span></text:span></text:p>
        </text:list-item>
        <text:list-item text:start-value="6">
          <text:p text:style-name="P1"><text:span text:style-name="Strong_20_Emphasis"><text:span text:style-name="T3">Número de Avogadro (</text:span></text:span><text:span text:style-name="Strong_20_Emphasis"><text:span text:style-name="T2">Nₐ</text:span></text:span><text:span text:style-name="Strong_20_Emphasis"><text:span text:style-name="T3">)</text:span></text:span> → <text:span text:style-name="Emphasis"><text:span text:style-name="T1">"El influencer que cuenta átomos como seguidores."</text:span></text:span></text:p>
        </text:list-item>
      </text:list>
      <text:p text:style-name="P7"><text:span text:style-name="Strong_20_Emphasis"><text:span text:style-name="T3">SQE lo resume:</text:span></text:span> <text:span text:style-name="Emphasis"><text:span text:style-name="T1">"Con estos 6 ingredientes, puedes cocinar un universo… si tienes la receta correcta."</text:span></text:span></text:p>
      <text:h text:style-name="P14" text:outline-level="1">? ¿Qué se Puede Derivar? (El Lego Cósmico)</text:h>
      <text:h text:style-name="P14" text:outline-level="1">1. Las 24 Constantes CODATA Fundamentales</text:h>
      <text:list xml:id="list3506450139727944102" text:style-name="L2">
        <text:list-item text:start-value="1">
          <text:p text:style-name="P9"><text:span text:style-name="Strong_20_Emphasis"><text:span text:style-name="T3">Ejemplos:</text:span></text:span></text:p>
          <text:list>
            <text:list-item text:start-value="1">
              <text:p text:style-name="P9"><text:span text:style-name="Strong_20_Emphasis"><text:span text:style-name="T3">Constante de estructura fina (</text:span></text:span><text:span text:style-name="Strong_20_Emphasis"><text:span text:style-name="T2">α</text:span></text:span><text:span text:style-name="Strong_20_Emphasis"><text:span text:style-name="T3">)</text:span></text:span> → <text:span text:style-name="Emphasis"><text:span text:style-name="T1">"El 'porcentaje de compatibilidad' entre electromagnetismo y mecánica cuántica."</text:span></text:span></text:p>
            </text:list-item>
            <text:list-item text:start-value="2">
              <text:p text:style-name="P9"><text:span text:style-name="Strong_20_Emphasis"><text:span text:style-name="T3">Radio de Bohr (</text:span></text:span><text:span text:style-name="Strong_20_Emphasis"><text:span text:style-name="T2">a₀</text:span></text:span><text:span text:style-name="Strong_20_Emphasis"><text:span text:style-name="T3">)</text:span></text:span> → <text:span text:style-name="Emphasis"><text:span text:style-name="T1">"La distancia promedio entre el electrón y su crisis existencial."</text:span></text:span></text:p>
            </text:list-item>
            <text:list-item text:start-value="3">
              <text:p text:style-name="P2"><text:span text:style-name="Strong_20_Emphasis"><text:span text:style-name="T3">Permeabilidad del vacío (</text:span></text:span><text:span text:style-name="Strong_20_Emphasis"><text:span text:style-name="T2">μ₀</text:span></text:span><text:span text:style-name="Strong_20_Emphasis"><text:span text:style-name="T3">)</text:span></text:span> → <text:span text:style-name="Emphasis"><text:span text:style-name="T1">"Qué tan difícil es magnetizar la nada."</text:span></text:span></text:p>
            </text:list-item>
          </text:list>
        </text:list-item>
      </text:list>
      <text:p text:style-name="P7"><text:span text:style-name="Strong_20_Emphasis"><text:span text:style-name="T3">Problema:</text:span></text:span> <text:span text:style-name="Emphasis"><text:span text:style-name="T1">"Algunas constantes son como piezas de Lego perdidas… no siempre encajan perfectamente."</text:span></text:span></text:p>
      <text:h text:style-name="P14" text:outline-level="1">2. Las Otras 284 Constantes (Dependen de Modelos)</text:h>
      <text:list xml:id="list2099054310706976807" text:style-name="L3">
        <text:list-item text:start-value="1">
          <text:p text:style-name="P10"><text:span text:style-name="Strong_20_Emphasis"><text:span text:style-name="T3">Ejemplo incómodo:</text:span></text:span></text:p>
          <text:list>
            <text:list-item text:start-value="1">
              <text:p text:style-name="P10"><text:span text:style-name="Strong_20_Emphasis"><text:span text:style-name="T3">Masa del protón (</text:span></text:span><text:span text:style-name="Strong_20_Emphasis"><text:span text:style-name="T2">mₚ</text:span></text:span><text:span text:style-name="Strong_20_Emphasis"><text:span text:style-name="T3">)</text:span></text:span> → <text:span text:style-name="Emphasis"><text:span text:style-name="T1">"No sale solo de *c*, *h* y *e*… necesita chisme nuclear adicional."</text:span></text:span></text:p>
            </text:list-item>
            <text:list-item text:start-value="2">
              <text:p text:style-name="P3"><text:span text:style-name="Strong_20_Emphasis"><text:span text:style-name="T3">Vida media del muón (</text:span></text:span><text:span text:style-name="Strong_20_Emphasis"><text:span text:style-name="T2">τ_μ</text:span></text:span><text:span text:style-name="Strong_20_Emphasis"><text:span text:style-name="T3">)</text:span></text:span> → <text:span text:style-name="Emphasis"><text:span text:style-name="T1">"Aquí hasta el universo improvisa."</text:span></text:span></text:p>
            </text:list-item>
          </text:list>
        </text:list-item>
      </text:list>
      <text:p text:style-name="P7"><text:span text:style-name="Strong_20_Emphasis"><text:span text:style-name="T3">SQE lo admite:</text:span></text:span> <text:span text:style-name="Emphasis"><text:span text:style-name="T1">"A veces hay que hacer trampa y medir en el laboratorio… lo siento, puristas."</text:span></text:span></text:p>
      <text:h text:style-name="P14" text:outline-level="1">⚠️ Las Trampas del Modelo</text:h>
      <text:list xml:id="list5387246882959567491" text:style-name="L4">
        <text:list-item text:start-value="1">
          <text:p text:style-name="P11"><text:span text:style-name="Strong_20_Emphasis"><text:span text:style-name="T3">"No Todo es Teórico"</text:span></text:span></text:p>
          <text:list>
            <text:list-item text:start-value="1">
              <text:p text:style-name="P11"><text:soft-page-break/><text:span text:style-name="Emphasis"><text:span text:style-name="T1">La masa del neutrino no está en el menú de las 6 constantes base.</text:span></text:span></text:p>
            </text:list-item>
            <text:list-item text:start-value="2">
              <text:p text:style-name="P11"><text:span text:style-name="Emphasis"><text:span text:style-name="T1">El momento magnético del protón requiere spoilers de QCD (Cromodinámica Cuántica).</text:span></text:span></text:p>
            </text:list-item>
          </text:list>
        </text:list-item>
        <text:list-item text:start-value="2">
          <text:p text:style-name="P11"><text:span text:style-name="Strong_20_Emphasis"><text:span text:style-name="T3">"Aproximaciones Experimentales"</text:span></text:span></text:p>
          <text:list>
            <text:list-item text:start-value="1">
              <text:p text:style-name="P4"><text:span text:style-name="Emphasis"><text:span text:style-name="T1">"A veces hay que ajustar con cinta adhesiva (error experimental)."</text:span></text:span></text:p>
            </text:list-item>
          </text:list>
        </text:list-item>
      </text:list>
      <text:p text:style-name="P7"><text:span text:style-name="Strong_20_Emphasis"><text:span text:style-name="T3">Frase célebre de SQE:</text:span></text:span><text:line-break/><text:span text:style-name="Emphasis"><text:span text:style-name="T1">"Si tu teoría no funciona, añade más dimensiones… o di que es emergente."</text:span></text:span></text:p>
      <text:h text:style-name="P14" text:outline-level="1">? Conclusión: ¿Es Posible un Universo Autosuficiente?</text:h>
      <text:list xml:id="list3418095413051698444" text:style-name="L5">
        <text:list-item text:start-value="1">
          <text:p text:style-name="P12"><text:span text:style-name="Strong_20_Emphasis">✔️ </text:span><text:span text:style-name="Strong_20_Emphasis"><text:span text:style-name="T3">Sí, pero con condiciones:</text:span></text:span></text:p>
          <text:list>
            <text:list-item text:start-value="1">
              <text:p text:style-name="P12"><text:span text:style-name="Emphasis"><text:span text:style-name="T1">Necesitas las 6 constantes base.</text:span></text:span></text:p>
            </text:list-item>
            <text:list-item text:start-value="2">
              <text:p text:style-name="P12"><text:span text:style-name="Emphasis"><text:span text:style-name="T1">Y un montón de teorías adicionales (electromagnetismo, nuclear, cuántica…).</text:span></text:span></text:p>
            </text:list-item>
          </text:list>
        </text:list-item>
        <text:list-item text:start-value="2">
          <text:p text:style-name="P12"><text:span text:style-name="Strong_20_Emphasis">❌ </text:span><text:span text:style-name="Strong_20_Emphasis"><text:span text:style-name="T3">No del todo:</text:span></text:span></text:p>
          <text:list>
            <text:list-item text:start-value="1">
              <text:p text:style-name="P5"><text:span text:style-name="Emphasis"><text:span text:style-name="T1">Algunas constantes son como los finales de Lost… nadie las entiende del todo.</text:span></text:span></text:p>
            </text:list-item>
          </text:list>
        </text:list-item>
      </text:list>
      <text:p text:style-name="P7"><text:span text:style-name="Strong_20_Emphasis"><text:span text:style-name="T3">Metáfora final:</text:span></text:span><text:line-break/><text:span text:style-name="Emphasis"><text:span text:style-name="T1">"Construir el universo con 6 constantes es como hacer un ikea sin instrucciones… al final siempre sobran tornillos."</text:span></text:span></text:p>
      <text:p text:style-name="P7">? <text:span text:style-name="Strong_20_Emphasis"><text:span text:style-name="T3">¿Quieres más? Suscríbete a</text:span></text:span> <text:span text:style-name="Strong_20_Emphasis"><text:span text:style-name="T2">"Constantes Anónimas: Confesiones de un Universo en Rehabilitación"</text:span></text:span><text:span text:style-name="Strong_20_Emphasis"><text:span text:style-name="T3">.</text:span></text:span><text:line-break/><text:span text:style-name="Emphasis"><text:span text:style-name="T1">(Un podcast donde G, *h* y *c* admiten sus dependencias cruzadas.)</text:span></text:span></text:p>
      <text:p text:style-name="P7">? <text:span text:style-name="Strong_20_Emphasis"><text:span text:style-name="T3">Bonus: Frases para tu próximo paper (o para ligar en una fiesta de físicos):</text:span></text:span></text:p>
      <text:list xml:id="list1499688310704066747" text:style-name="L6">
        <text:list-item text:start-value="1">
          <text:p text:style-name="P13"><text:span text:style-name="Emphasis"><text:span text:style-name="T1">"Mi teoría es como α: finamente estructurada, pero nadie sabe por qué."</text:span></text:span></text:p>
        </text:list-item>
        <text:list-item text:start-value="2">
          <text:p text:style-name="P13"><text:span text:style-name="Emphasis"><text:span text:style-name="T1">"¿Quieres calcular nuestro radio de Bohr? ?"</text:span></text:span></text:p>
        </text:list-item>
        <text:list-item text:start-value="3">
          <text:p text:style-name="P6"><text:span text:style-name="Emphasis"><text:span text:style-name="T1">"El universo no tiene manual… pero tiene 308 constantes de ajuste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4T00:41:20.37</meta:creation-date>
    <meta:document-statistic meta:table-count="0" meta:image-count="0" meta:object-count="0" meta:page-count="2" meta:paragraph-count="41" meta:word-count="475" meta:character-count="2777"/>
    <dc:date>2025-05-04T00:42:15.45</dc:date>
    <dc:creator>Lefuan </dc:creator>
    <meta:editing-duration>PT55S</meta:editing-duration>
    <meta:editing-cycles>1</meta:editing-cycles>
    <meta:generator>OpenOffice/4.1.15$Win32 OpenOffice.org_project/4115m2$Build-9813</meta:generator>
  </office:meta>
</office:document-meta>
</file>